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Topics weekly meet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- cabel management</text:p>
            <text:p text:style-name="P1">- python code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cabel manag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progress: soldering of connectors onto the pcb boards.</text:p>
              </text:list-item>
            </text:list>
            <text:list text:style-name="L4">
              <text:list-item>
                <text:p text:style-name="P3">finished: printing cable holder clips</text:p>
              </text:list-item>
            </text:list>
            <text:list text:style-name="L3">
              <text:list-item>
                <text:p>finished: better cable layo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ython code progres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ode runs locally with hardware mocks on a console</text:p>
              </text:list-item>
              <text:list-item>
                <text:p>code that accesses hardware needs to be tested.</text:p>
              </text:list-item>
              <text:list-item>
                <text:p>added configuration file</text:p>
              </text:list-item>
              <text:list-item>
                <text:p>unittest full test coverage in progr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tod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add further unittests</text:p>
              </text:list-item>
              <text:list-item>
                <text:p>add feature remove ingredient from hopper</text:p>
              </text:list-item>
              <text:list-item>
                <text:p>add feature use ingredient fill amount</text:p>
              </text:list-item>
              <text:list-item>
                <text:p>add touchscreen gu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09:07:34.458000000</meta:creation-date>
    <dc:date>2023-06-13T09:18:38.564000000</dc:date>
    <meta:editing-duration>PT11M4S</meta:editing-duration>
    <meta:editing-cycles>1</meta:editing-cycles>
    <meta:document-statistic meta:object-count="37"/>
    <meta:generator>LibreOffice/7.2.6.2$Windows_X86_64 LibreOffice_project/b0ec3a565991f7569a5a7f5d24fed7f52653d754</meta:generator>
  </office:meta>
</office:document-meta>
</file>